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194" officeooo:paragraph-rsid="00079194"/>
    </style:style>
    <style:style style:name="P2" style:family="paragraph" style:parent-style-name="Standard">
      <style:text-properties officeooo:rsid="00094768" officeooo:paragraph-rsid="00094768"/>
    </style:style>
    <style:style style:name="T1" style:family="text">
      <style:text-properties officeooo:rsid="000add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cv</text:p>
      <text:p text:style-name="P1">scikit-learn</text:p>
      <text:p text:style-name="P2">s<text:span text:style-name="T1">cikit</text:span>k-image</text:p>
      <text:p text:style-name="P1">matplotlib</text:p>
      <text:p text:style-name="P1">caffe</text:p>
      <text:p text:style-name="P1">tensoflow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6T00:38:15.810056577</meta:creation-date>
    <dc:date>2021-01-26T00:40:15.671159429</dc:date>
    <meta:editing-duration>PT2M1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6" meta:word-count="6" meta:character-count="55" meta:non-whitespace-character-count="55"/>
  </office:meta>
</office:document-meta>
</file>